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7:25] Diaja: you</text:p>
      <text:p text:style-name="Standard">[7:55] kokokat: yes me</text:p>
      <text:p text:style-name="Standard">[7:55] Diaja: did you receive ?</text:p>
      <text:p text:style-name="Standard">[7:55] kokokat: i did </text:p>
      <text:p text:style-name="Standard">gonna open them now</text:p>
      <text:p text:style-name="Standard">[7:55] Diaja: alright</text:p>
      <text:p text:style-name="Standard">[8:03] kokokat: i like the meaning behind the echo</text:p>
      <text:p text:style-name="Standard">[8:03] Diaja: which is ?</text:p>
      <text:p text:style-name="Standard">[8:03] kokokat: the letters</text:p>
      <text:p text:style-name="Standard">[8:03] Diaja: xD</text:p>
      <text:p text:style-name="Standard">[8:03] kokokat: the notes xD</text:p>
      <text:p text:style-name="Standard">[8:03] Diaja: some crap i just invented yesterday</text:p>
      <text:p text:style-name="Standard">[8:03] kokokat: and ur motto made me LOL xD</text:p>
      <text:p text:style-name="Standard">[8:03] Diaja: a bit lucky</text:p>
      <text:p text:style-name="Standard">yeah troll motto as well</text:p>
      <text:p text:style-name="Standard">[8:03] kokokat: its very true ur motto xD</text:p>
      <text:p text:style-name="Standard">[8:04] Diaja: a bit trolled tho</text:p>
      <text:p text:style-name="Standard">[8:04] kokokat: its perfect</text:p>
      <text:p text:style-name="Standard">[8:04] Diaja: really ?</text:p>
      <text:p text:style-name="Standard">[8:04] kokokat: for this type of project </text:p>
      <text:p text:style-name="Standard">yes</text:p>
      <text:p text:style-name="Standard">[8:04] Diaja: i think you've got interested</text:p>
      <text:p text:style-name="Standard">lol</text:p>
      <text:p text:style-name="Standard">[8:04] kokokat: cause its facts</text:p>
      <text:p text:style-name="Standard">well attempt to be facts xD</text:p>
      <text:p text:style-name="Standard">[8:05] Diaja: be clear </text:p>
      <text:p text:style-name="Standard">xD</text:p>
      <text:p text:style-name="Standard">go on</text:p>
      <text:p text:style-name="Standard">[8:05] kokokat: it's basically an information site</text:p>
      <text:p text:style-name="Standard">like wiki</text:p>
      <text:p text:style-name="Standard">[8:05] Diaja: you've understood</text:p>
      <text:p text:style-name="Standard">the first sentence is the real importance</text:p>
      <text:p text:style-name="Standard">[8:05] kokokat: with the power on there given to the users</text:p>
      <text:p text:style-name="Standard">[8:05] Diaja: the rest after is pure ********</text:p>
      <text:p text:style-name="Standard">[8:06] kokokat: xD</text:p>
      <text:p text:style-name="Standard">[8:06] Diaja: wikileaks</text:p>
      <text:p text:style-name="Standard">and facebook</text:p>
      <text:p text:style-name="Standard">[8:06] kokokat: yes</text:p>
      <text:p text:style-name="Standard">[8:06] Diaja: = WW3</text:p>
      <text:p text:style-name="Standard">we've been concerned</text:p>
      <text:p text:style-name="Standard">that this kind of website</text:p>
      <text:p text:style-name="Standard">may cause a lot of pain</text:p>
      <text:p text:style-name="Standard">[8:07] kokokat: scary</text:p>
      <text:p text:style-name="Standard">[8:07] Diaja: it's frightened me yesterday</text:p>
      <text:p text:style-name="Standard">[8:07] kokokat: me too</text:p>
      <text:p text:style-name="Standard">[8:07] Diaja: i had to stop doing anything but thinking for 1 hour</text:p>
      <text:p text:style-name="Standard">[8:07] kokokat: but this may breach the Data Act</text:p>
      <text:p text:style-name="Standard">[8:07] Diaja: yeah</text:p>
      <text:p text:style-name="Standard">[8:07] kokokat: so you need to read that properly</text:p>
      <text:p text:style-name="Standard">[8:07] Diaja: we're at a crosspoint for information</text:p>
      <text:p text:style-name="Standard">if we hurry and get this website done before too much control takes on internet</text:p>
      <text:p text:style-name="Standard">it might be a success</text:p>
      <text:p text:style-name="Standard"><text:soft-page-break/>many issues appeared when the concept had been formulated</text:p>
      <text:p text:style-name="Standard">ethics</text:p>
      <text:p text:style-name="Standard">and legal</text:p>
      <text:p text:style-name="Standard">however </text:p>
      <text:p text:style-name="Standard">there is no proper legal action taken against this form of web</text:p>
      <text:p text:style-name="Standard">yet</text:p>
      <text:p text:style-name="Standard">[8:09] kokokat: research about facebook</text:p>
      <text:p text:style-name="Standard">[8:10] Diaja: they faced it</text:p>
      <text:p text:style-name="Standard">[8:10] kokokat: you need to make it clear that all posts will be public</text:p>
      <text:p text:style-name="Standard">[8:10] Diaja: but never claimed it</text:p>
      <text:p text:style-name="Standard">what i mean is</text:p>
      <text:p text:style-name="Standard">[8:10] kokokat: once authorised</text:p>
      <text:p text:style-name="Standard">[8:10] Diaja: facebook never intended to make people gossip</text:p>
      <text:p text:style-name="Standard">[8:10] kokokat: yeah</text:p>
      <text:p text:style-name="Standard">[8:10] Diaja: so when it showed up</text:p>
      <text:p text:style-name="Standard">they were like</text:p>
      <text:p text:style-name="Standard">"hey we dont care go back"</text:p>
      <text:p text:style-name="Standard">[8:10] kokokat: might as well roll with it</text:p>
      <text:p text:style-name="Standard">[8:11] Diaja: perhaps</text:p>
      <text:p text:style-name="Standard">[8:11] kokokat: it is love</text:p>
      <text:p text:style-name="Standard">[8:11] Diaja: but where facebook ran away</text:p>
      <text:p text:style-name="Standard">we will stand for it</text:p>
      <text:p text:style-name="Standard">have you read the 4 articles of the chart ?</text:p>
      <text:p text:style-name="Standard">they are the pillars we are going to use in order to keep everything coherent</text:p>
      <text:p text:style-name="Standard">at no point </text:p>
      <text:p text:style-name="Standard">we can afford any attempt of inciting hatred</text:p>
      <text:p text:style-name="Standard">or such</text:p>
      <text:p text:style-name="Standard">[8:13] : so it's gonna be tricky </text:p>
      <text:p text:style-name="Standard">to subtly imply hypocritical goals </text:p>
      <text:p text:style-name="Standard">having the users to go as far as they can</text:p>
      <text:p text:style-name="Standard">[8:15] kokokat: how about making it that you can make 1 of 2 type of accounts</text:p>
      <text:p text:style-name="Standard">[8:15] Diaja: what do you mean ?</text:p>
      <text:p text:style-name="Standard">[8:15] kokokat: one which you post annonymous </text:p>
      <text:p text:style-name="Standard">[8:15] Diaja: well</text:p>
      <text:p text:style-name="Standard">[8:15] kokokat: but you only get 3 posts</text:p>
      <text:p text:style-name="Standard">or a limited amount</text:p>
      <text:p text:style-name="Standard">[8:15] Diaja: yeah</text:p>
      <text:p text:style-name="Standard">[8:15] kokokat: but you have to sign up as noemal</text:p>
      <text:p text:style-name="Standard">noraml*</text:p>
      <text:p text:style-name="Standard">[8:16] Diaja: the spam issue is something we will need to solve</text:p>
      <text:p text:style-name="Standard">quickly</text:p>
      <text:p text:style-name="Standard">there are lots of issues actually</text:p>
      <text:p text:style-name="Standard">i barely find solutions</text:p>
      <text:p text:style-name="Standard">[8:16] kokokat: so that you cant use the same email user name and password etc.</text:p>
      <text:p text:style-name="Standard">[8:16] Diaja: actually</text:p>
      <text:p text:style-name="Standard">i'm making the form atm</text:p>
      <text:p text:style-name="Standard">[8:16] kokokat: and if you want to always be able to post</text:p>
      <text:p text:style-name="Standard">you'll need to show who you are publicly </text:p>
      <text:p text:style-name="Standard">and proove that the information u signed up with is real</text:p>
      <text:p text:style-name="Standard">[8:17] Diaja: your idea is quite good i say</text:p>
      <text:p text:style-name="Standard">but this is a dilemma</text:p>
      <text:p text:style-name="Standard">going for the gossiping </text:p>
      <text:p text:style-name="Standard"><text:soft-page-break/>[8:17] kokokat: so you're giving them 2 options</text:p>
      <text:p text:style-name="Standard">u see</text:p>
      <text:p text:style-name="Standard">[8:17] Diaja: and the dramatic revelation website</text:p>
      <text:p text:style-name="Standard">[8:17] kokokat: if you post something and people like it</text:p>
      <text:p text:style-name="Standard">you'd want to post more</text:p>
      <text:p text:style-name="Standard">[8:17] Diaja: you're so clever</text:p>
      <text:p text:style-name="Standard">[8:18] kokokat: and the only way for them to post more</text:p>
      <text:p text:style-name="Standard">is if they sign up the public way</text:p>
      <text:p text:style-name="Standard">[8:18] Diaja: it's insanely brilliant</text:p>
      <text:p text:style-name="Standard">[8:18] kokokat: its like giving them a taste then hooking them</text:p>
      <text:p text:style-name="Standard">[8:18] Diaja: yeah</text:p>
      <text:p text:style-name="Standard">baiting them </text:p>
      <text:p text:style-name="Standard">i've got it</text:p>
      <text:p text:style-name="Standard">[8:18] kokokat: you're giving them the option </text:p>
      <text:p text:style-name="Standard">[8:18] Diaja: to get famous</text:p>
      <text:p text:style-name="Standard">[8:18] kokokat: you're not forcing anyone</text:p>
      <text:p text:style-name="Standard">to provide their details and proove it</text:p>
      <text:p text:style-name="Standard">only those who really want this</text:p>
      <text:p text:style-name="Standard">[8:19] Diaja: and we get some ethics in</text:p>
      <text:p text:style-name="Standard">at the same time</text:p>
      <text:p text:style-name="Standard">[8:19] kokokat: and the ones who are willing to stand by their posts</text:p>
      <text:p text:style-name="Standard">and face the front fire</text:p>
      <text:p text:style-name="Standard">exactly</text:p>
      <text:p text:style-name="Standard">[8:19] Diaja: how about the friends list ?</text:p>
      <text:p text:style-name="Standard">[8:19] kokokat: no friends</text:p>
      <text:p text:style-name="Standard">make a pre group</text:p>
      <text:p text:style-name="Standard">[8:20] Diaja: you dont find useful having people knowing who you are</text:p>
      <text:p text:style-name="Standard">?</text:p>
      <text:p text:style-name="Standard">whether you go public</text:p>
      <text:p text:style-name="Standard">or hidden</text:p>
      <text:p text:style-name="Standard">[8:20] kokokat: hidden u cant have friends </text:p>
      <text:p text:style-name="Standard">[8:20] Diaja: because your system is quite black and white</text:p>
      <text:p text:style-name="Standard">[8:20] kokokat: ur post will go to a pole</text:p>
      <text:p text:style-name="Standard">where its authenticated</text:p>
      <text:p text:style-name="Standard">[8:21] Diaja: i see</text:p>
      <text:p text:style-name="Standard">[8:21] kokokat: then either published or rejected</text:p>
      <text:p text:style-name="Standard">but with the public user</text:p>
      <text:p text:style-name="Standard">where other users can see who you are</text:p>
      <text:p text:style-name="Standard">[8:21] Diaja: how to make the pole work ?</text:p>
      <text:p text:style-name="Standard">[8:21] kokokat: at the start youll have to do the research</text:p>
      <text:p text:style-name="Standard">to authenticate the validity of the post</text:p>
      <text:p text:style-name="Standard">but when you get other users </text:p>
      <text:p text:style-name="Standard">they can do the research</text:p>
      <text:p text:style-name="Standard">[8:22] Diaja: it's a recurrent issue</text:p>
      <text:p text:style-name="Standard">the question of reliability</text:p>
      <text:p text:style-name="Standard">[8:22] kokokat: they can authenticate it</text:p>
      <text:p text:style-name="Standard">[8:22] Diaja: i see no way to do such a thing</text:p>
      <text:p text:style-name="Standard">authenticating on the web is nothing than a concept</text:p>
      <text:p text:style-name="Standard">[8:23] kokokat: and they will post it but it will be signed under an invisable submitter</text:p>
      <text:p text:style-name="Standard">yes</text:p>
      <text:p text:style-name="Standard">but you'll have to see what seems ok to post and what isnt</text:p>
      <text:p text:style-name="Standard">[8:23] Diaja: actually</text:p>
      <text:p text:style-name="Standard"><text:soft-page-break/>[8:23] kokokat: at the start its all down to you</text:p>
      <text:p text:style-name="Standard">[8:23] Diaja: this is not our real business</text:p>
      <text:p text:style-name="Standard">[8:23] kokokat: it isnt</text:p>
      <text:p text:style-name="Standard">i know</text:p>
      <text:p text:style-name="Standard">[8:23] Diaja: the goal of our project is pure freedom of speech</text:p>
      <text:p text:style-name="Standard">with some restraints</text:p>
      <text:p text:style-name="Standard">[8:24] kokokat: but you cant give a non member the same freedom as a member</text:p>
      <text:p text:style-name="Standard">this is for a non member</text:p>
      <text:p text:style-name="Standard">[8:24] Diaja: i've understood your fishing policy</text:p>
      <text:p text:style-name="Standard">and it's all good</text:p>
      <text:p text:style-name="Standard">but i mean</text:p>
      <text:p text:style-name="Standard">[8:24] kokokat: ?</text:p>
      <text:p text:style-name="Standard">[8:24] Diaja: should we let the users </text:p>
      <text:p text:style-name="Standard">establish </text:p>
      <text:p text:style-name="Standard">legitimacy ?</text:p>
      <text:p text:style-name="Standard">[8:25] kokokat: real members can</text:p>
      <text:p text:style-name="Standard">[8:25] Diaja: this is going too far</text:p>
      <text:p text:style-name="Standard">[8:25] kokokat: the ones who had to sign up by prooving themselves</text:p>
      <text:p text:style-name="Standard">[8:25] Diaja: it's becoming a form a cybernetical democracy</text:p>
      <text:p text:style-name="Standard">[8:25] kokokat: like i said </text:p>
      <text:p text:style-name="Standard">[8:25] Diaja: i knew this was going there</text:p>
      <text:p text:style-name="Standard">[8:25] kokokat: someone can go under non member</text:p>
      <text:p text:style-name="Standard">and post something like</text:p>
      <text:p text:style-name="Standard">[8:26] Diaja: yeah</text:p>
      <text:p text:style-name="Standard">[8:26] kokokat: jessy is a ****</text:p>
      <text:p text:style-name="Standard">[8:26] Diaja: members will have rights</text:p>
      <text:p text:style-name="Standard">and dos</text:p>
      <text:p text:style-name="Standard">[8:26] kokokat: and that will this will get posted if it isnt going through authorisation first</text:p>
      <text:p text:style-name="Standard">and made public</text:p>
      <text:p text:style-name="Standard">[8:27] Diaja: we have to share the work</text:p>
      <text:p text:style-name="Standard">but it's going to be tricky</text:p>
      <text:p text:style-name="Standard">to keep a balance</text:p>
      <text:p text:style-name="Standard">[8:27] kokokat: now this will only make ur site seem like anyother crappy site with no authority or validation</text:p>
      <text:p text:style-name="Standard">[8:27] Diaja: if everyone goes public</text:p>
      <text:p text:style-name="Standard">[8:27] kokokat: you know like a news paper</text:p>
      <text:p text:style-name="Standard">if you want an article published</text:p>
      <text:p text:style-name="Standard">you need to prove it and make it good</text:p>
      <text:p text:style-name="Standard">facts facts facts</text:p>
      <text:p text:style-name="Standard">[8:28] Diaja: well</text:p>
      <text:p text:style-name="Standard">the truth is</text:p>
      <text:p text:style-name="Standard">this is not aimed to be a "good-making" website</text:p>
      <text:p text:style-name="Standard">[8:28] kokokat: i understand</text:p>
      <text:p text:style-name="Standard">but you also dont want it full of crap</text:p>
      <text:p text:style-name="Standard">[8:29] Diaja: and it is likely it'll go big</text:p>
      <text:p text:style-name="Standard">if we keep being crappy</text:p>
      <text:p text:style-name="Standard">my point is</text:p>
      <text:p text:style-name="Standard">people dont care much about politics and stuff</text:p>
      <text:p text:style-name="Standard">they care about the one near them</text:p>
      <text:p text:style-name="Standard">and whether something is true or not</text:p>
      <text:p text:style-name="Standard">they will believe it</text:p>
      <text:p text:style-name="Standard">because a stranger told so</text:p>
      <text:p text:style-name="Standard"><text:soft-page-break/>however</text:p>
      <text:p text:style-name="Standard">to keep a global reliabilty we need your system</text:p>
      <text:p text:style-name="Standard">it just needs some upgrade</text:p>
      <text:p text:style-name="Standard">your idea is really good</text:p>
      <text:p text:style-name="Standard">but what you wish to do with it is contradictory with the concept</text:p>
      <text:p text:style-name="Standard">[8:31] : and would get trouble</text:p>
      <text:p text:style-name="Standard">[8:31] kokokat: that was just an idea</text:p>
      <text:p text:style-name="Standard">[8:31] Diaja: the idea is brilliant</text:p>
      <text:p text:style-name="Standard">i repeat</text:p>
      <text:p text:style-name="Standard">this is exactly what we need to find the balance</text:p>
      <text:p text:style-name="Standard">between gossip and info</text:p>
      <text:p text:style-name="Standard">[8:31] kokokat: im saying you dont want someone posting something like "my next door neighbour dave is a ****^</text:p>
      <text:p text:style-name="Standard">[8:32] Diaja: actually</text:p>
      <text:p text:style-name="Standard">yes</text:p>
      <text:p text:style-name="Standard">[8:32] kokokat: thats all im saying</text:p>
      <text:p text:style-name="Standard">[8:32] Diaja: that's what makes it immoral</text:p>
      <text:p text:style-name="Standard">i told you</text:p>
      <text:p text:style-name="Standard">[8:32] kokokat: xD</text:p>
      <text:p text:style-name="Standard">[8:32] Diaja: i warned you about it</text:p>
      <text:p text:style-name="Standard">[8:32] kokokat: so how u gonna deal with that?</text:p>
      <text:p text:style-name="Standard">[8:32] Diaja: ppl will get a huge opportunity to bully </text:p>
      <text:p text:style-name="Standard">leading to suicides</text:p>
      <text:p text:style-name="Standard">that's what blocked my mind for 1 hour yesterday</text:p>
      <text:p text:style-name="Standard">a cybernetic democracy is dangerous for humankind</text:p>
      <text:p text:style-name="Standard">when i said WW3 </text:p>
      <text:p text:style-name="Standard">i was not even joking</text:p>
      <text:p text:style-name="Standard">a huge power could lie in such a website</text:p>
      <text:p text:style-name="Standard">so</text:p>
      <text:p text:style-name="Standard">i've found a compromise in an attempt of avoiding having to face suicides and ****</text:p>
      <text:p text:style-name="Standard">[8:34] : a possibility that the victim can deny the information</text:p>
      <text:p text:style-name="Standard">or a public poll</text:p>
      <text:p text:style-name="Standard">on the chart there is a short mention about the poll</text:p>
      <text:p text:style-name="Standard">if a post goes too negative it will automically get erased</text:p>
      <text:p text:style-name="Standard">but again</text:p>
      <text:p text:style-name="Standard">the reliability issue</text:p>
      <text:p text:style-name="Standard">[8:35] kokokat: so with public votes</text:p>
      <text:p text:style-name="Standard">[8:36] Diaja: yeah</text:p>
      <text:p text:style-name="Standard">[8:36] kokokat: you need to know there more *** holes out there an good guys right?</text:p>
      <text:p text:style-name="Standard">[8:36] Diaja: that's what i'm afraid of</text:p>
      <text:p text:style-name="Standard">humankind might not be ready</text:p>
      <text:p text:style-name="Standard">but i think this is something we need</text:p>
      <text:p text:style-name="Standard">to move on</text:p>
      <text:p text:style-name="Standard">we are only inciting on negative aspects</text:p>
      <text:p text:style-name="Standard">and well</text:p>
      <text:p text:style-name="Standard">i dont find positive ones</text:p>
      <text:p text:style-name="Standard">xD</text:p>
      <text:p text:style-name="Standard">tbh</text:p>
      <text:p text:style-name="Standard">i'm too pessimistic to imagine there would be any good</text:p>
      <text:p text:style-name="Standard">[8:38] kokokat: ok let me think about this</text:p>
      <text:p text:style-name="Standard">i'll get my thoughts together and email u it oki?</text:p>
      <text:p text:style-name="Standard">[8:38] Diaja: good</text:p>
      <text:p text:style-name="Standard"><text:soft-page-break/>[8:39] kokokat: your idea is good</text:p>
      <text:p text:style-name="Standard">but u want to give the public too much power</text:p>
      <text:p text:style-name="Standard">[8:39] Diaja: at least this idea has been boosted my mind like never anything did</text:p>
      <text:p text:style-name="Standard">[8:39] kokokat: this will get out of hand that wat</text:p>
      <text:p text:style-name="Standard">y</text:p>
      <text:p text:style-name="Standard">i can tell xD</text:p>
      <text:p text:style-name="Standard">[8:40] Diaja: lol</text:p>
      <text:p text:style-name="Standard">[8:40] kokokat: so i'll write my idea about how you can control the effect the posts it has on the public</text:p>
      <text:p text:style-name="Standard">[8:40] Diaja: i've even come to a possibility that we would be accused of cyber terrorism</text:p>
      <text:p text:style-name="Standard">ok</text:p>
      <text:p text:style-name="Standard">[8:41] kokokat: yes</text:p>
      <text:p text:style-name="Standard">my point exactly</text:p>
      <text:p text:style-name="Standard">[8:41] Diaja: this would be totally new</text:p>
      <text:p text:style-name="Standard">but on the worst case</text:p>
      <text:p text:style-name="Standard">this could go civil war</text:p>
      <text:p text:style-name="Standard">very unlikely to happen</text:p>
      <text:p text:style-name="Standard">but i would not neglect this one</text:p>
      <text:p text:style-name="Standard">[8:42] kokokat: always imagine the worst</text:p>
      <text:p text:style-name="Standard">so you can be prepared for it</text:p>
      <text:p text:style-name="Standard">[8:43] Diaja: anything could happen with this thing</text:p>
      <text:p text:style-name="Standard">[8:43] kokokat: i can imagine xD</text:p>
      <text:p text:style-name="Standard">[8:43] Diaja: we need to **** block users</text:p>
      <text:p text:style-name="Standard">by any mean</text:p>
      <text:p text:style-name="Standard">our mission </text:p>
      <text:p text:style-name="Standard">is to force them on the right side</text:p>
      <text:p text:style-name="Standard">your idea is one of these</text:p>
      <text:p text:style-name="Standard">[8:44] kokokat: our mission is to my the correct terms and conditions</text:p>
      <text:p text:style-name="Standard">first to save ur hide xD</text:p>
      <text:p text:style-name="Standard">[8:44] Diaja: lol</text:p>
      <text:p text:style-name="Standard">i'm sure we can establish an authority </text:p>
      <text:p text:style-name="Standard">and something greater than users</text:p>
      <text:p text:style-name="Standard">we should make some psychological research</text:p>
      <text:p text:style-name="Standard">about how to civilise internet</text:p>
      <text:p text:style-name="Standard">[8:47] : your idea was a concept based on fear </text:p>
      <text:p text:style-name="Standard">mainly</text:p>
      <text:p text:style-name="Standard">and somehow reputation</text:p>
      <text:p text:style-name="Standard">[8:47] kokokat: if u wanna get famous</text:p>
      <text:p text:style-name="Standard">do u want to lose it in one post</text:p>
      <text:p text:style-name="Standard">[8:47] Diaja: exactly</text:p>
      <text:p text:style-name="Standard">[8:47] kokokat: because ot was ********?</text:p>
      <text:p text:style-name="Standard">[8:47] Diaja: i'm thinking about one thing</text:p>
      <text:p text:style-name="Standard">how about we ban the unfamous ?</text:p>
      <text:p text:style-name="Standard">this would be extreme</text:p>
      <text:p text:style-name="Standard">and might ruin the concept</text:p>
      <text:p text:style-name="Standard">but we would be sure people be nice</text:p>
      <text:p text:style-name="Standard">a system of likes and dislikes</text:p>
      <text:p text:style-name="Standard">[8:49] kokokat: no</text:p>
      <text:p text:style-name="Standard">[8:49] Diaja: bad idea yeah</text:p>
      <text:p text:style-name="Standard">an elite would be created</text:p>
      <text:p text:style-name="Standard">[8:49] kokokat: yes</text:p>
      <text:p text:style-name="Standard">[8:49] Diaja: this would go mafia</text:p>
      <text:p text:style-name="Standard"><text:soft-page-break/>[8:49] kokokat: if a post gets too much dislike</text:p>
      <text:p text:style-name="Standard">and it looks good</text:p>
      <text:p text:style-name="Standard">then they can decided whether to keep it or not</text:p>
      <text:p text:style-name="Standard">[8:50] Diaja: yeah the concept is ruined af</text:p>
      <text:p text:style-name="Standard">[8:50] kokokat: they will do their research</text:p>
      <text:p text:style-name="Standard">because their reputation rides on this</text:p>
      <text:p text:style-name="Standard">it would be made public why the post was taken down</text:p>
      <text:p text:style-name="Standard">[8:51] Diaja: this is a form of cruel twitter</text:p>
      <text:p text:style-name="Standard">[8:51] kokokat: and who voted for and against it</text:p>
      <text:p text:style-name="Standard">u have athurity too</text:p>
      <text:p text:style-name="Standard">twitter is childs play</text:p>
      <text:p text:style-name="Standard">anyone can post anything</text:p>
      <text:p text:style-name="Standard">[8:52] Diaja: that's what i mean</text:p>
      <text:p text:style-name="Standard">we're taking the idea and making it cruel</text:p>
      <text:p text:style-name="Standard">and realistic</text:p>
      <text:p text:style-name="Standard">[8:52] kokokat: and if someone posts something mean on twitter </text:p>
      <text:p text:style-name="Standard">someone can report it as bullying and twitter will not think twice about taking it down</text:p>
      <text:p text:style-name="Standard">[8:52] Diaja: i'm thinking about erasing the dislike function</text:p>
      <text:p text:style-name="Standard">[8:52] kokokat: keep it</text:p>
      <text:p text:style-name="Standard">but dont make it public</text:p>
      <text:p text:style-name="Standard">u can vote</text:p>
      <text:p text:style-name="Standard">[8:53] Diaja: yeah</text:p>
      <text:p text:style-name="Standard">[8:53] kokokat: but u cant see the total</text:p>
      <text:p text:style-name="Standard">[8:53] Diaja: you can only see the likes</text:p>
      <text:p text:style-name="Standard">[8:53] kokokat: only members can</text:p>
      <text:p text:style-name="Standard">[8:53] Diaja: the total is meaningless</text:p>
      <text:p text:style-name="Standard">yeah publics will get it</text:p>
      <text:p text:style-name="Standard">[8:53] kokokat: the ratios</text:p>
      <text:p text:style-name="Standard">[8:53] Diaja: the ratios is quite mean</text:p>
      <text:p text:style-name="Standard">[8:53] kokokat: the public can vote</text:p>
      <text:p text:style-name="Standard">but they wont see how many likes or dislikes the posts get</text:p>
      <text:p text:style-name="Standard">only real members</text:p>
      <text:p text:style-name="Standard">the ones who prove their identity</text:p>
      <text:p text:style-name="Standard">[8:54] Diaja: anonymi dont have any rights in fact</text:p>
      <text:p text:style-name="Standard">[8:54] kokokat: and have real accounts</text:p>
      <text:p text:style-name="Standard">[8:55] Diaja: the publics / anonymi is great</text:p>
      <text:p text:style-name="Standard">but how to deal with the fake ?</text:p>
      <text:p text:style-name="Standard">[8:55] kokokat: like i said</text:p>
      <text:p text:style-name="Standard">[8:55] Diaja: this is another unsolved major issue</text:p>
      <text:p text:style-name="Standard">you can take the real name of someone else</text:p>
      <text:p text:style-name="Standard">and use it</text:p>
      <text:p text:style-name="Standard">[8:55] kokokat: u mean fake post?</text:p>
      <text:p text:style-name="Standard">[8:55] Diaja: fake</text:p>
      <text:p text:style-name="Standard">accounts</text:p>
      <text:p text:style-name="Standard">[8:56] kokokat: they'll need something like </text:p>
      <text:p text:style-name="Standard">[8:56] Diaja: a serious problem</text:p>
      <text:p text:style-name="Standard">i was thinking about IDs</text:p>
      <text:p text:style-name="Standard">[8:56] kokokat: here we hav national insurance numbers</text:p>
      <text:p text:style-name="Standard">[8:56] Diaja: but it gets too much</text:p>
      <text:p text:style-name="Standard">yeah</text:p>
      <text:p text:style-name="Standard">but again </text:p>
      <text:p text:style-name="Standard">we have no clue to check</text:p>
      <text:p text:style-name="Standard"><text:soft-page-break/>[8:56] kokokat: something lke that</text:p>
      <text:p text:style-name="Standard">thats where u need to come in</text:p>
      <text:p text:style-name="Standard">[8:56] Diaja: cyber identity</text:p>
      <text:p text:style-name="Standard">is tough</text:p>
      <text:p text:style-name="Standard">[8:56] kokokat: if u want this to go big</text:p>
      <text:p text:style-name="Standard">or be as authentic as it can get</text:p>
      <text:p text:style-name="Standard">with good reputaition</text:p>
      <text:p text:style-name="Standard">[8:57] Diaja: this is why the gossiping site remains a lot more attractive and easier</text:p>
      <text:p text:style-name="Standard">[8:57] kokokat: then you'll need to do the legwork</text:p>
      <text:p text:style-name="Standard">to the public</text:p>
      <text:p text:style-name="Standard">[8:57] Diaja: yeah</text:p>
      <text:p text:style-name="Standard">[8:57] kokokat: the members will have nice names</text:p>
      <text:p text:style-name="Standard">[8:57] Diaja: there will be this sort of crosspoint</text:p>
      <text:p text:style-name="Standard">[8:57] kokokat: nik</text:p>
      <text:p text:style-name="Standard">xD</text:p>
      <text:p text:style-name="Standard">[8:58] Diaja: when we'll have to get official</text:p>
      <text:p text:style-name="Standard">[8:58] kokokat: so the public dont see whos who</text:p>
      <text:p text:style-name="Standard">[8:58] Diaja: or somehow like this</text:p>
      <text:p text:style-name="Standard">if it gets big</text:p>
      <text:p text:style-name="Standard">i mean</text:p>
      <text:p text:style-name="Standard">[8:58] kokokat: ok ok</text:p>
      <text:p text:style-name="Standard">[8:58] Diaja: getting an official source</text:p>
      <text:p text:style-name="Standard">[8:58] kokokat: leave it at this xD</text:p>
      <text:p text:style-name="Standard">[8:58] Diaja: to match identities</text:p>
      <text:p text:style-name="Standard">[8:58] kokokat: we've been talking for almost an hour xD</text:p>
      <text:p text:style-name="Standard">[8:59] Diaja: you can leave it here</text:p>
      <text:p text:style-name="Standard">i dont mind</text:p>
      <text:p text:style-name="Standard">anyway</text:p>
      <text:p text:style-name="Standard">there must have been reasons so this kind of thing does not exist</text:p>
      <text:p text:style-name="Standard">dark ones i am sure</text:p>
      <text:p text:style-name="Standard">[8:59] kokokat: yup</text:p>
      <text:p text:style-name="Standard">i got an idea for your logo</text:p>
      <text:p text:style-name="Standard">i'll send you a draft</text:p>
      <text:p text:style-name="Standard">[9:00] Diaja: good</text:p>
      <text:p text:style-name="Standard">: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8T21:46:00.84</meta:creation-date>
    <meta:document-statistic meta:table-count="0" meta:image-count="0" meta:object-count="0" meta:page-count="8" meta:paragraph-count="396" meta:word-count="2441" meta:character-count="12989"/>
    <dc:date>2015-11-18T21:47:24.96</dc:date>
    <meta:editing-duration>PT1M24S</meta:editing-duration>
    <meta:editing-cycles>1</meta:editing-cycles>
    <meta:generator>OpenOffice/4.1.1$Win32 OpenOffice.org_project/411m6$Build-9775</meta:generator>
  </office:meta>
</office:document-meta>
</file>